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0400000118DD7AE4C4CB4CAC1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212cm" svg:stroke-color="#3465a4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draw:stroke="dash" draw:stroke-dash="Ultrafine_20_Dashed" svg:stroke-width="0.212cm" svg:stroke-color="#127622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808080" draw:opacity="33%" draw:textarea-horizontal-align="justify" draw:textarea-vertical-align="middle" draw:auto-grow-height="false" fo:min-height="4.198cm" fo:min-width="6.3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73cm, 0.628cm, 1.234cm, 0.65cm)" draw:image-opacity="100%" style:mirror="none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9598" draw:opacity="10%" draw:textarea-horizontal-align="justify" draw:textarea-vertical-align="middle" draw:auto-grow-height="false" fo:min-height="1.719cm" fo:min-width="6.43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-color="#009598" draw:opacity="10%" draw:textarea-horizontal-align="justify" draw:textarea-vertical-align="middle" draw:auto-grow-height="false" fo:min-height="1.719cm" fo:min-width="6.374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solid" draw:fill-color="#009598" draw:opacity="10%" draw:textarea-horizontal-align="justify" draw:textarea-vertical-align="middle" draw:auto-grow-height="false" fo:min-height="0.643cm" fo:min-width="0.796cm"/>
    </style:style>
    <style:style style:name="gr10" style:family="graphic" style:parent-style-name="standard">
      <style:graphic-properties draw:stroke="none" draw:fill="solid" draw:fill-color="#009598" draw:opacity="10%" draw:textarea-horizontal-align="justify" draw:textarea-vertical-align="middle" draw:auto-grow-height="false" fo:min-height="7.956cm" fo:min-width="1.066cm"/>
    </style:style>
    <style:style style:name="gr11" style:family="graphic" style:parent-style-name="standard">
      <style:graphic-properties draw:stroke="none" draw:fill="solid" draw:fill-color="#009598" draw:opacity="10%" draw:textarea-horizontal-align="justify" draw:textarea-vertical-align="middle" draw:auto-grow-height="false" fo:min-height="0.643cm" fo:min-width="0.813cm"/>
    </style:style>
    <style:style style:name="gr12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ed1c24" draw:opacity="50%" draw:textarea-horizontal-align="justify" draw:textarea-vertical-align="middle" draw:auto-grow-height="false" fo:min-height="1.715cm" fo:min-width="6.404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-color="#009598" draw:opacity="10%" draw:textarea-horizontal-align="justify" draw:textarea-vertical-align="middle" draw:auto-grow-height="false" fo:min-height="1.707cm" fo:min-width="6.336cm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solid" draw:fill-color="#009598" draw:opacity="10%" draw:textarea-horizontal-align="justify" draw:textarea-vertical-align="middle" draw:auto-grow-height="false" fo:min-height="7.956cm" fo:min-width="1.067cm"/>
    </style:style>
    <style:style style:name="gr16" style:family="graphic" style:parent-style-name="standard">
      <style:graphic-properties draw:stroke="none" draw:fill="solid" draw:fill-color="#009598" draw:opacity="10%" draw:textarea-horizontal-align="justify" draw:textarea-vertical-align="middle" draw:auto-grow-height="false" fo:min-height="7.955cm" fo:min-width="1.067cm"/>
    </style:style>
    <style:style style:name="gr1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8" style:family="graphic" style:parent-style-name="standard">
      <style:graphic-properties draw:stroke="none" svg:stroke-color="#127622" draw:fill="none" draw:fill-color="#ffffff" fo:min-height="0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objectwithoutfill">
      <style:graphic-properties svg:stroke-width="0.106cm" svg:stroke-color="#666666" draw:marker-start="Arrowheads_20_1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solid" svg:stroke-color="#666666" draw:fill="none" draw:fill-color="#ffffff" fo:min-height="1.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3" style:family="graphic" style:parent-style-name="objectwithoutfill">
      <style:graphic-properties svg:stroke-width="0.212cm" svg:stroke-color="#3465a4" draw:marker-start-width="0.517cm" draw:marker-end="" draw:marker-end-width="0.517cm" draw:fill="none" draw:textarea-vertical-align="middle" fo:padding-top="0.23cm" fo:padding-bottom="0.23cm" fo:padding-left="0.355cm" fo:padding-right="0.355cm"/>
    </style:style>
    <style:style style:name="gr24" style:family="graphic" style:parent-style-name="objectwithoutfill">
      <style:graphic-properties svg:stroke-width="0.212cm" svg:stroke-color="#127622" draw:marker-start-width="0.516cm" draw:marker-end="" draw:marker-end-width="0.516cm" draw:fill="none" draw:textarea-vertical-align="middle" fo:padding-top="0.229cm" fo:padding-bottom="0.229cm" fo:padding-left="0.354cm" fo:padding-right="0.354cm"/>
    </style:style>
    <style:style style:name="gr25" style:family="graphic" style:parent-style-name="standard">
      <style:graphic-properties draw:stroke="none" draw:fill-color="#aa55a1" draw:textarea-horizontal-align="justify" draw:textarea-vertical-align="middle" draw:auto-grow-height="false" fo:min-height="0.625cm" fo:min-width="0.301cm"/>
    </style:style>
    <style:style style:name="gr26" style:family="graphic" style:parent-style-name="objectwithoutfill">
      <style:graphic-properties svg:stroke-width="0.212cm" svg:stroke-color="#8d281e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39cm"/>
      <style:paragraph-properties style:writing-mode="lr-tb"/>
    </style:style>
    <style:style style:name="gr30" style:family="graphic" style:parent-style-name="standard">
      <style:graphic-properties draw:stroke="none" draw:fill="none" fo:min-height="0.75cm"/>
      <style:paragraph-properties style:writing-mode="lr-tb"/>
    </style:style>
    <style:style style:name="gr31" style:family="graphic" style:parent-style-name="objectwithoutfill">
      <style:graphic-properties svg:stroke-width="0.212cm" svg:stroke-color="#127622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objectwithoutfill">
      <style:graphic-properties svg:stroke-width="0.212cm" svg:stroke-color="#3465a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8d281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draw:stroke="solid" svg:stroke-color="#666666" draw:fill="none" draw:fill-color="#ffffff" fo:min-height="0.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 draw:opacity="33%"/>
      <style:paragraph-properties fo:text-align="center"/>
    </style:style>
    <style:style style:name="P3" style:family="paragraph">
      <loext:graphic-properties draw:fill-color="#009598" draw:opacity="10%"/>
      <style:paragraph-properties fo:text-align="center"/>
    </style:style>
    <style:style style:name="P4" style:family="paragraph">
      <loext:graphic-properties draw:fill="solid" draw:fill-color="#009598" draw:opacity="10%"/>
      <style:paragraph-properties fo:text-align="center"/>
    </style:style>
    <style:style style:name="P5" style:family="paragraph">
      <loext:graphic-properties draw:fill-color="#ed1c24" draw:opacity="50%"/>
      <style:paragraph-properties fo:text-align="center"/>
    </style:style>
    <style:style style:name="P6" style:family="paragraph">
      <style:paragraph-properties fo:text-align="center"/>
      <style:text-properties fo:color="#3465a4" loext:opacity="100%" style:font-name="Latin Modern Sans Demi Cond" fo:font-size="28pt"/>
    </style:style>
    <style:style style:name="P7" style:family="paragraph">
      <loext:graphic-properties draw:fill="none" draw:fill-color="#ffffff"/>
      <style:paragraph-properties fo:text-align="center"/>
      <style:text-properties fo:color="#3465a4" loext:opacity="100%" style:font-name="Latin Modern Sans Demi Cond" fo:font-size="28pt" fo:font-weight="bold" style:font-weight-asian="bold" style:font-weight-complex="bold"/>
    </style:style>
    <style:style style:name="P8" style:family="paragraph">
      <style:paragraph-properties fo:text-align="center"/>
      <style:text-properties style:font-name="Latin Modern Sans Demi Cond" fo:font-size="28pt"/>
    </style:style>
    <style:style style:name="P9" style:family="paragraph">
      <loext:graphic-properties draw:fill="none" draw:fill-color="#ffffff"/>
      <style:paragraph-properties fo:text-align="center"/>
      <style:text-properties fo:color="#94070a" loext:opacity="100%" style:font-name="Latin Modern Sans Demi Cond" fo:font-size="28pt" fo:font-weight="bold" style:font-weight-asian="bold" style:font-weight-complex="bold"/>
    </style:style>
    <style:style style:name="P10" style:family="paragraph">
      <style:paragraph-properties fo:text-align="center"/>
      <style:text-properties fo:color="#127622" loext:opacity="100%" style:font-name="Latin Modern Sans Demi Cond" fo:font-size="26pt"/>
    </style:style>
    <style:style style:name="P11" style:family="paragraph">
      <loext:graphic-properties draw:fill="none" draw:fill-color="#ffffff"/>
      <style:paragraph-properties fo:text-align="center"/>
      <style:text-properties fo:color="#127622" loext:opacity="100%" style:font-name="Latin Modern Sans Demi Cond" fo:font-size="26pt" fo:font-weight="bold" style:font-weight-asian="bold" style:font-weight-complex="bold"/>
    </style:style>
    <style:style style:name="P12" style:family="paragraph">
      <style:paragraph-properties fo:text-align="center"/>
      <style:text-properties fo:color="#a1467e" loext:opacity="100%" style:font-name="Latin Modern Sans Demi Cond" fo:font-size="28pt"/>
    </style:style>
    <style:style style:name="P13" style:family="paragraph">
      <loext:graphic-properties draw:fill="none" draw:fill-color="#ffffff"/>
      <style:paragraph-properties fo:text-align="center"/>
      <style:text-properties fo:color="#a1467e" loext:opacity="100%" style:font-name="Latin Modern Sans Demi Cond" fo:font-size="28pt" fo:font-weight="bold" style:font-weight-asian="bold" style:font-weight-complex="bold"/>
    </style:style>
    <style:style style:name="P14" style:family="paragraph">
      <style:paragraph-properties fo:margin-left="0cm" fo:margin-right="0.2cm" fo:text-align="center" fo:text-indent="0cm"/>
      <style:text-properties fo:color="#666666" loext:opacity="100%" style:font-name="Latin Modern Sans Demi Cond" fo:font-size="28pt"/>
    </style:style>
    <style:style style:name="P15" style:family="paragraph">
      <loext:graphic-properties draw:fill="none" draw:fill-color="#ffffff"/>
      <style:paragraph-properties fo:margin-left="0cm" fo:margin-right="0.2cm" fo:text-align="center" fo:text-indent="0cm"/>
      <style:text-properties fo:color="#666666" loext:opacity="100%" style:font-name="Latin Modern Sans Demi Cond" fo:font-size="28pt"/>
    </style:style>
    <style:style style:name="P16" style:family="paragraph">
      <style:text-properties style:font-name="Latin Modern Sans Demi Cond" fo:font-size="28pt"/>
    </style:style>
    <style:style style:name="P17" style:family="paragraph">
      <loext:graphic-properties draw:fill="none" draw:fill-color="#ffffff"/>
      <style:text-properties style:font-name="Latin Modern Sans Demi Cond" fo:font-size="28pt"/>
    </style:style>
    <style:style style:name="P18" style:family="paragraph">
      <loext:graphic-properties draw:fill-color="#aa55a1"/>
      <style:paragraph-properties fo:text-align="center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loext:graphic-properties draw:fill="non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4070a" loext:opacity="100%" fo:font-weight="bold" style:font-weight-asian="bold" style:font-weight-complex="bold"/>
    </style:style>
    <style:style style:name="T3" style:family="text">
      <style:text-properties style:font-name="Latin Modern Sans Demi Cond" fo:font-size="2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6cm" svg:y1="16.4cm" svg:x2="13.6cm" svg:y2="19cm">
          <text:p/>
        </draw:line>
        <draw:line draw:style-name="gr2" draw:text-style-name="P1" draw:layer="layout" svg:x1="12.9cm" svg:y1="16.4cm" svg:x2="11.9cm" svg:y2="17.5cm">
          <text:p/>
        </draw:line>
        <draw:custom-shape draw:style-name="gr3" draw:text-style-name="P2" draw:layer="layout" svg:width="6.9cm" svg:height="4.5cm" svg:x="10.3cm" svg:y="16.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0.3cm" svg:y1="20.8cm" svg:x2="0.3cm" svg:y2="15.753cm">
            <text:p/>
          </draw:line>
          <draw:line draw:style-name="gr4" draw:text-style-name="P1" draw:layer="layout" svg:x1="0.3cm" svg:y1="15.752cm" svg:x2="2.34cm" svg:y2="13.709cm">
            <text:p/>
          </draw:line>
          <draw:line draw:style-name="gr4" draw:text-style-name="P1" draw:layer="layout" svg:x1="0.3cm" svg:y1="15.753cm" svg:x2="3.254cm" svg:y2="15.753cm">
            <text:p/>
          </draw:line>
          <draw:line draw:style-name="gr4" draw:text-style-name="P1" draw:layer="layout" svg:x1="2.34cm" svg:y1="13.709cm" svg:x2="5.294cm" svg:y2="13.709cm">
            <text:p/>
          </draw:line>
          <draw:line draw:style-name="gr4" draw:text-style-name="P1" draw:layer="layout" svg:x1="0.3cm" svg:y1="20.799cm" svg:x2="3.254cm" svg:y2="20.799cm">
            <text:p/>
          </draw:line>
          <draw:line draw:style-name="gr4" draw:text-style-name="P1" draw:layer="layout" svg:x1="3.26cm" svg:y1="15.752cm" svg:x2="5.3cm" svg:y2="13.709cm">
            <text:p/>
          </draw:line>
          <draw:line draw:style-name="gr4" draw:text-style-name="P1" draw:layer="layout" svg:x1="3.26cm" svg:y1="20.8cm" svg:x2="3.26cm" svg:y2="15.753cm">
            <text:p/>
          </draw:line>
          <draw:line draw:style-name="gr5" draw:text-style-name="P1" draw:layer="layout" svg:x1="5.299cm" svg:y1="18.756cm" svg:x2="5.299cm" svg:y2="13.709cm">
            <text:p/>
          </draw:line>
          <draw:line draw:style-name="gr5" draw:text-style-name="P1" draw:layer="layout" svg:x1="3.26cm" svg:y1="20.799cm" svg:x2="5.3cm" svg:y2="18.756cm">
            <text:p/>
          </draw:line>
          <draw:frame draw:style-name="gr6" draw:text-style-name="P1" draw:layer="layout" svg:width="2.818cm" svg:height="2.767cm" svg:x="0.391cm" svg:y="17.851cm">
            <draw:image xlink:href="Pictures/100002010000010400000118DD7AE4C4CB4CAC13.png" xlink:type="simple" xlink:show="embed" xlink:actuate="onLoad" draw:mime-type="image/png">
              <text:p/>
            </draw:image>
          </draw:frame>
        </draw:g>
        <draw:g>
          <draw:custom-shape draw:style-name="gr7" draw:text-style-name="P3" draw:layer="layout" svg:width="11.6cm" svg:height="3.333cm" draw:transform="rotate (-1.5707963267949) translate (19.41cm 0.2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153.1265887137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3" draw:layer="layout" svg:width="11.5cm" svg:height="3.333cm" draw:transform="rotate (-1.5707963267949) translate (12.327cm 0.301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153.1265887137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4" draw:layer="layout" svg:width="4.832cm" svg:height="3.329cm" svg:x="7.468cm" svg:y="8.44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768.49260295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4" draw:layer="layout" svg:width="1.566cm" svg:height="8.206cm" svg:x="10.797cm" svg:y="0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4.895cm" svg:height="3.329cm" svg:x="7.47cm" svg:y="0.22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768.49260295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4" draw:text-style-name="P1" draw:layer="layout" svg:x1="7.468cm" svg:y1="11.774cm" svg:x2="7.468cm" svg:y2="3.549cm">
              <text:p/>
            </draw:line>
            <draw:line draw:style-name="gr12" draw:text-style-name="P1" draw:layer="layout" svg:x1="10.797cm" svg:y1="8.444cm" svg:x2="10.797cm" svg:y2="0.219cm">
              <text:p/>
            </draw:line>
            <draw:line draw:style-name="gr4" draw:text-style-name="P1" draw:layer="layout" svg:x1="7.468cm" svg:y1="3.548cm" svg:x2="10.797cm" svg:y2="0.219cm">
              <text:p/>
            </draw:line>
            <draw:line draw:style-name="gr12" draw:text-style-name="P1" draw:layer="layout" svg:x1="7.468cm" svg:y1="11.773cm" svg:x2="10.797cm" svg:y2="8.444cm">
              <text:p/>
            </draw:line>
            <draw:line draw:style-name="gr4" draw:text-style-name="P1" draw:layer="layout" svg:x1="9.034cm" svg:y1="3.548cm" svg:x2="12.363cm" svg:y2="0.219cm">
              <text:p/>
            </draw:line>
            <draw:line draw:style-name="gr4" draw:text-style-name="P1" draw:layer="layout" svg:x1="9.034cm" svg:y1="11.774cm" svg:x2="9.034cm" svg:y2="3.549cm">
              <text:p/>
            </draw:line>
            <draw:line draw:style-name="gr5" draw:text-style-name="P1" draw:layer="layout" svg:x1="12.363cm" svg:y1="8.444cm" svg:x2="12.363cm" svg:y2="0.219cm">
              <text:p/>
            </draw:line>
            <draw:line draw:style-name="gr5" draw:text-style-name="P1" draw:layer="layout" svg:x1="9.034cm" svg:y1="11.773cm" svg:x2="12.363cm" svg:y2="8.444cm">
              <text:p/>
            </draw:line>
            <draw:line draw:style-name="gr4" draw:text-style-name="P1" draw:layer="layout" svg:x1="7.468cm" svg:y1="3.549cm" svg:x2="9.035cm" svg:y2="3.549cm">
              <text:p/>
            </draw:line>
            <draw:line draw:style-name="gr4" draw:text-style-name="P1" draw:layer="layout" svg:x1="10.797cm" svg:y1="0.219cm" svg:x2="12.364cm" svg:y2="0.219cm">
              <text:p/>
            </draw:line>
            <draw:line draw:style-name="gr4" draw:text-style-name="P1" draw:layer="layout" svg:x1="7.468cm" svg:y1="11.773cm" svg:x2="9.035cm" svg:y2="11.773cm">
              <text:p/>
            </draw:line>
            <draw:line draw:style-name="gr12" draw:text-style-name="P1" draw:layer="layout" svg:x1="10.797cm" svg:y1="8.444cm" svg:x2="12.364cm" svg:y2="8.444cm">
              <text:p/>
            </draw:line>
          </draw:g>
          <draw:custom-shape draw:style-name="gr8" draw:text-style-name="P3" draw:layer="layout" svg:width="11.5cm" svg:height="3.333cm" draw:transform="rotate (-1.5707963267949) translate (10.826cm 0.3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153.1265887137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4" draw:text-style-name="P1" draw:layer="layout" svg:x1="9.036cm" svg:y1="11.774cm" svg:x2="9.036cm" svg:y2="3.549cm">
              <text:p/>
            </draw:line>
            <draw:line draw:style-name="gr12" draw:text-style-name="P1" draw:layer="layout" svg:x1="12.365cm" svg:y1="8.444cm" svg:x2="12.365cm" svg:y2="0.219cm">
              <text:p/>
            </draw:line>
            <draw:line draw:style-name="gr4" draw:text-style-name="P1" draw:layer="layout" svg:x1="9.036cm" svg:y1="3.548cm" svg:x2="12.365cm" svg:y2="0.219cm">
              <text:p/>
            </draw:line>
            <draw:line draw:style-name="gr12" draw:text-style-name="P1" draw:layer="layout" svg:x1="9.036cm" svg:y1="11.773cm" svg:x2="12.365cm" svg:y2="8.444cm">
              <text:p/>
            </draw:line>
            <draw:line draw:style-name="gr4" draw:text-style-name="P1" draw:layer="layout" svg:x1="11.778cm" svg:y1="3.548cm" svg:x2="15.107cm" svg:y2="0.219cm">
              <text:p/>
            </draw:line>
            <draw:line draw:style-name="gr4" draw:text-style-name="P1" draw:layer="layout" svg:x1="11.778cm" svg:y1="11.774cm" svg:x2="11.778cm" svg:y2="3.549cm">
              <text:p/>
            </draw:line>
            <draw:line draw:style-name="gr5" draw:text-style-name="P1" draw:layer="layout" svg:x1="15.107cm" svg:y1="8.444cm" svg:x2="15.107cm" svg:y2="0.219cm">
              <text:p/>
            </draw:line>
            <draw:line draw:style-name="gr5" draw:text-style-name="P1" draw:layer="layout" svg:x1="11.778cm" svg:y1="11.773cm" svg:x2="15.107cm" svg:y2="8.444cm">
              <text:p/>
            </draw:line>
            <draw:line draw:style-name="gr4" draw:text-style-name="P1" draw:layer="layout" svg:x1="9.036cm" svg:y1="3.549cm" svg:x2="11.778cm" svg:y2="3.549cm">
              <text:p/>
            </draw:line>
            <draw:line draw:style-name="gr4" draw:text-style-name="P1" draw:layer="layout" svg:x1="12.365cm" svg:y1="0.219cm" svg:x2="15.107cm" svg:y2="0.219cm">
              <text:p/>
            </draw:line>
            <draw:line draw:style-name="gr4" draw:text-style-name="P1" draw:layer="layout" svg:x1="9.036cm" svg:y1="11.773cm" svg:x2="11.778cm" svg:y2="11.773cm">
              <text:p/>
            </draw:line>
            <draw:line draw:style-name="gr12" draw:text-style-name="P1" draw:layer="layout" svg:x1="12.365cm" svg:y1="8.444cm" svg:x2="15.107cm" svg:y2="8.444cm">
              <text:p/>
            </draw:line>
          </draw:g>
          <draw:custom-shape draw:style-name="gr13" draw:text-style-name="P5" draw:layer="layout" svg:width="11.554cm" svg:height="3.329cm" draw:transform="rotate (-1.5707963267949) translate (15.098cm 0.219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156.7869852567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4" draw:text-style-name="P1" draw:layer="layout" svg:x1="11.778cm" svg:y1="11.774cm" svg:x2="11.778cm" svg:y2="3.549cm">
              <text:p/>
            </draw:line>
            <draw:line draw:style-name="gr12" draw:text-style-name="P1" draw:layer="layout" svg:x1="15.107cm" svg:y1="8.444cm" svg:x2="15.107cm" svg:y2="0.219cm">
              <text:p/>
            </draw:line>
            <draw:line draw:style-name="gr4" draw:text-style-name="P1" draw:layer="layout" svg:x1="11.778cm" svg:y1="3.548cm" svg:x2="15.107cm" svg:y2="0.219cm">
              <text:p/>
            </draw:line>
            <draw:line draw:style-name="gr12" draw:text-style-name="P1" draw:layer="layout" svg:x1="11.778cm" svg:y1="11.773cm" svg:x2="15.107cm" svg:y2="8.444cm">
              <text:p/>
            </draw:line>
            <draw:line draw:style-name="gr4" draw:text-style-name="P1" draw:layer="layout" svg:x1="14.519cm" svg:y1="3.548cm" svg:x2="17.848cm" svg:y2="0.219cm">
              <text:p/>
            </draw:line>
            <draw:line draw:style-name="gr4" draw:text-style-name="P1" draw:layer="layout" svg:x1="14.519cm" svg:y1="11.774cm" svg:x2="14.519cm" svg:y2="3.549cm">
              <text:p/>
            </draw:line>
            <draw:line draw:style-name="gr5" draw:text-style-name="P1" draw:layer="layout" svg:x1="17.848cm" svg:y1="8.444cm" svg:x2="17.848cm" svg:y2="0.219cm">
              <text:p/>
            </draw:line>
            <draw:line draw:style-name="gr5" draw:text-style-name="P1" draw:layer="layout" svg:x1="14.519cm" svg:y1="11.773cm" svg:x2="17.848cm" svg:y2="8.444cm">
              <text:p/>
            </draw:line>
            <draw:line draw:style-name="gr4" draw:text-style-name="P1" draw:layer="layout" svg:x1="11.778cm" svg:y1="3.549cm" svg:x2="14.52cm" svg:y2="3.549cm">
              <text:p/>
            </draw:line>
            <draw:line draw:style-name="gr4" draw:text-style-name="P1" draw:layer="layout" svg:x1="15.107cm" svg:y1="0.219cm" svg:x2="17.849cm" svg:y2="0.219cm">
              <text:p/>
            </draw:line>
            <draw:line draw:style-name="gr4" draw:text-style-name="P1" draw:layer="layout" svg:x1="11.778cm" svg:y1="11.773cm" svg:x2="14.52cm" svg:y2="11.773cm">
              <text:p/>
            </draw:line>
            <draw:line draw:style-name="gr12" draw:text-style-name="P1" draw:layer="layout" svg:x1="15.107cm" svg:y1="8.444cm" svg:x2="17.849cm" svg:y2="8.444cm">
              <text:p/>
            </draw:line>
          </draw:g>
          <draw:custom-shape draw:style-name="gr14" draw:text-style-name="P3" draw:layer="layout" svg:width="11.5cm" svg:height="3.333cm" draw:transform="rotate (-1.5707963267949) translate (17.845cm 0.2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239.0400834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4" draw:layer="layout" svg:width="1.567cm" svg:height="8.206cm" svg:x="17.848cm" svg:y="0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1.567cm" svg:height="8.205cm" svg:x="14.519cm" svg:y="3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" draw:text-style-name="P1" draw:layer="layout" svg:x1="14.519cm" svg:y1="11.774cm" svg:x2="14.519cm" svg:y2="3.549cm">
              <text:p/>
            </draw:line>
            <draw:line draw:style-name="gr12" draw:text-style-name="P1" draw:layer="layout" svg:x1="17.848cm" svg:y1="8.444cm" svg:x2="17.848cm" svg:y2="0.219cm">
              <text:p/>
            </draw:line>
            <draw:line draw:style-name="gr4" draw:text-style-name="P1" draw:layer="layout" svg:x1="14.519cm" svg:y1="3.548cm" svg:x2="17.848cm" svg:y2="0.219cm">
              <text:p/>
            </draw:line>
            <draw:line draw:style-name="gr12" draw:text-style-name="P1" draw:layer="layout" svg:x1="14.519cm" svg:y1="11.773cm" svg:x2="17.848cm" svg:y2="8.444cm">
              <text:p/>
            </draw:line>
            <draw:line draw:style-name="gr4" draw:text-style-name="P1" draw:layer="layout" svg:x1="16.086cm" svg:y1="3.548cm" svg:x2="19.415cm" svg:y2="0.219cm">
              <text:p/>
            </draw:line>
            <draw:line draw:style-name="gr4" draw:text-style-name="P1" draw:layer="layout" svg:x1="16.086cm" svg:y1="11.774cm" svg:x2="16.086cm" svg:y2="3.549cm">
              <text:p/>
            </draw:line>
            <draw:line draw:style-name="gr5" draw:text-style-name="P1" draw:layer="layout" svg:x1="19.415cm" svg:y1="8.444cm" svg:x2="19.415cm" svg:y2="0.219cm">
              <text:p/>
            </draw:line>
            <draw:line draw:style-name="gr5" draw:text-style-name="P1" draw:layer="layout" svg:x1="16.086cm" svg:y1="11.773cm" svg:x2="19.415cm" svg:y2="8.444cm">
              <text:p/>
            </draw:line>
            <draw:line draw:style-name="gr4" draw:text-style-name="P1" draw:layer="layout" svg:x1="14.519cm" svg:y1="3.549cm" svg:x2="16.086cm" svg:y2="3.549cm">
              <text:p/>
            </draw:line>
            <draw:line draw:style-name="gr4" draw:text-style-name="P1" draw:layer="layout" svg:x1="17.848cm" svg:y1="0.219cm" svg:x2="19.415cm" svg:y2="0.219cm">
              <text:p/>
            </draw:line>
            <draw:line draw:style-name="gr4" draw:text-style-name="P1" draw:layer="layout" svg:x1="14.519cm" svg:y1="11.773cm" svg:x2="16.086cm" svg:y2="11.773cm">
              <text:p/>
            </draw:line>
            <draw:line draw:style-name="gr12" draw:text-style-name="P1" draw:layer="layout" svg:x1="17.848cm" svg:y1="8.444cm" svg:x2="19.415cm" svg:y2="8.444cm">
              <text:p/>
            </draw:line>
          </draw:g>
          <draw:custom-shape draw:style-name="gr10" draw:text-style-name="P4" draw:layer="layout" svg:width="1.566cm" svg:height="8.206cm" svg:x="7.397cm" svg:y="3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.832cm" svg:height="3.329cm" svg:x="14.569cm" svg:y="8.44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768.49260295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4" draw:layer="layout" svg:width="4.832cm" svg:height="3.329cm" svg:x="14.569cm" svg:y="0.24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768.49260295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7" draw:layer="layout" svg:width="3.8cm" svg:height="1.64cm" svg:x="18.5cm" svg:y="13cm">
          <draw:text-box>
            <text:p text:style-name="P6"><text:span text:style-name="T1">x 712</text:span></text:p>
          </draw:text-box>
        </draw:frame>
        <draw:frame draw:style-name="gr17" draw:text-style-name="P9" draw:layer="layout" svg:width="3cm" svg:height="1.64cm" svg:x="6.8cm" svg:y="19.2cm">
          <draw:text-box>
            <text:p text:style-name="P8"><text:span text:style-name="T2">x 712</text:span></text:p>
          </draw:text-box>
        </draw:frame>
        <draw:frame draw:style-name="gr18" draw:text-style-name="P11" draw:layer="layout" svg:width="3.2cm" svg:height="1.542cm" svg:x="12.2cm" svg:y="12.5cm">
          <draw:text-box>
            <text:p text:style-name="P10"><text:span text:style-name="T1">x 712</text:span></text:p>
          </draw:text-box>
        </draw:frame>
        <draw:frame draw:style-name="gr19" draw:text-style-name="P13" draw:layer="layout" svg:width="2.9cm" svg:height="1.64cm" svg:x="6.3cm" svg:y="13.46cm">
          <draw:text-box>
            <text:p text:style-name="P12"><text:span text:style-name="T1">x 26</text:span></text:p>
          </draw:text-box>
        </draw:frame>
        <draw:line draw:style-name="gr20" draw:text-style-name="P1" draw:layer="layout" svg:x1="2.4cm" svg:y1="13.4cm" svg:x2="2.4cm" svg:y2="10.7cm">
          <text:p/>
        </draw:line>
        <draw:frame draw:style-name="gr21" draw:text-style-name="P15" draw:layer="layout" svg:width="6.9cm" svg:height="1.64cm" svg:x="0.1cm" svg:y="9.06cm">
          <draw:text-box>
            <text:p text:style-name="P14">Electronic racks</text:p>
          </draw:text-box>
        </draw:frame>
        <draw:g>
          <draw:frame draw:style-name="gr22" draw:text-style-name="P17" draw:layer="layout" svg:width="8.6cm" svg:height="1.64cm" svg:x="23.449cm" svg:y="1.424cm">
            <draw:text-box>
              <text:p text:style-name="P16">Internal signal</text:p>
            </draw:text-box>
          </draw:frame>
          <draw:g>
            <draw:line draw:style-name="gr23" draw:text-style-name="P1" draw:layer="layout" svg:x1="21.849cm" svg:y1="2.324cm" svg:x2="23.149cm" svg:y2="2.324cm">
              <text:p/>
            </draw:line>
            <draw:line draw:style-name="gr24" draw:text-style-name="P1" draw:layer="layout" svg:x1="21.849cm" svg:y1="3.624cm" svg:x2="23.149cm" svg:y2="3.624cm">
              <text:p/>
            </draw:line>
            <draw:custom-shape draw:style-name="gr25" draw:text-style-name="P18" draw:layer="layout" svg:width="0.8cm" svg:height="1.4cm" draw:transform="rotate (1.5707963267949) translate (21.8cm 5.324cm)">
              <text:p/>
  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26" draw:text-style-name="P1" draw:layer="layout" svg:x1="23.049cm" svg:y1="6.224cm" svg:x2="21.849cm" svg:y2="6.224cm">
              <text:p/>
            </draw:line>
            <draw:frame draw:style-name="gr27" draw:text-style-name="P17" draw:layer="layout" svg:width="7.6cm" svg:height="1.64cm" svg:x="23.449cm" svg:y="2.724cm">
              <draw:text-box>
                <text:p text:style-name="P16">Internal HV</text:p>
              </draw:text-box>
            </draw:frame>
            <draw:frame draw:style-name="gr28" draw:text-style-name="P17" draw:layer="layout" svg:width="8.2cm" svg:height="1.64cm" svg:x="23.449cm" svg:y="4.024cm">
              <draw:text-box>
                <text:p text:style-name="P16">External HV</text:p>
              </draw:text-box>
            </draw:frame>
            <draw:frame draw:style-name="gr29" draw:text-style-name="P17" draw:layer="layout" svg:width="6.9cm" svg:height="1.64cm" svg:x="23.449cm" svg:y="5.36cm">
              <draw:text-box>
                <text:p text:style-name="P16">External signal</text:p>
              </draw:text-box>
            </draw:frame>
            <draw:frame draw:style-name="gr30" draw:text-style-name="P20" draw:layer="layout" svg:width="4.4cm" svg:height="1.64cm" svg:x="24.5cm" svg:y="-0.14cm">
              <draw:text-box>
                <text:p text:style-name="P19"><text:span text:style-name="T3">Cables</text:span></text:p>
              </draw:text-box>
            </draw:frame>
          </draw:g>
        </draw:g>
        <draw:g>
          <draw:custom-shape draw:style-name="gr25" draw:text-style-name="P18" draw:layer="layout" svg:width="0.8cm" svg:height="1.4cm" draw:transform="rotate (1.5707963267949) translate (4.8cm 15.4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draw:layer="layout" svg:width="0.8cm" svg:height="1.4cm" draw:transform="rotate (-3.14159265358979) translate (6.4cm 16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draw:layer="layout" svg:width="0.8cm" svg:height="1.4cm" draw:transform="rotate (-3.14159265358979) translate (6.401cm 16.999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draw:layer="layout" svg:width="0.8cm" svg:height="1.4cm" draw:transform="rotate (-3.14159265358979) translate (6.401cm 17.998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draw:layer="layout" svg:width="0.8cm" svg:height="1.4cm" draw:transform="rotate (1.5707963267949) translate (5.601cm 18.1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draw:layer="layout" svg:width="0.8cm" svg:height="1.4cm" draw:transform="rotate (1.5707963267949) translate (6.602cm 18.099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draw:layer="layout" svg:width="0.8cm" svg:height="1.4cm" draw:transform="rotate (1.5707963267949) translate (7.602cm 18.098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draw:layer="layout" svg:width="0.8cm" svg:height="1.4cm" draw:transform="rotate (1.5707963267949) translate (8.603cm 18.097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draw:layer="layout" svg:width="0.8cm" svg:height="1.4cm" draw:transform="rotate (1.5707963267949) translate (9.603cm 18.096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draw:layer="layout" svg:width="0.8cm" svg:height="1.4cm" draw:transform="rotate (1.5707963267949) translate (10.603cm 18.096cm)">
            <text:p/>
            <draw:enhanced-geometry svg:viewBox="0 0 88 21600" draw:mirror-vertical="fals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polyline draw:style-name="gr31" draw:text-style-name="P1" draw:layer="layout" svg:width="5.599cm" svg:height="10.199cm" svg:x="12.9cm" svg:y="6.2cm" svg:viewBox="0 0 5600 10200" draw:points="4107,0 5600,0 5600,4250 0,10200">
          <text:p/>
        </draw:polyline>
        <draw:polyline draw:style-name="gr32" draw:text-style-name="P1" draw:layer="layout" svg:width="4.399cm" svg:height="8.999cm" svg:x="16cm" svg:y="7.4cm" svg:viewBox="0 0 4400 9000" draw:points="1000,0 4400,0 4400,4100 0,9000">
          <text:p/>
        </draw:polyline>
        <draw:polyline draw:style-name="gr33" draw:text-style-name="P1" draw:layer="layout" svg:width="9.399cm" svg:height="2.999cm" draw:transform="rotate (-3.14159265358979) translate (13.5cm 19.1cm)" svg:viewBox="0 0 9400 3000" draw:points="0,0 6300,0 6300,3000 9400,3000">
          <text:p/>
        </draw:polyline>
        <draw:frame draw:style-name="gr34" draw:text-style-name="P15" draw:layer="layout" svg:width="8.1cm" svg:height="1.64cm" svg:x="21.1cm" svg:y="16.5cm">
          <draw:text-box>
            <text:p text:style-name="P14">Radon patch-panel</text:p>
          </draw:text-box>
        </draw:frame>
        <draw:line draw:style-name="gr20" draw:text-style-name="P1" draw:layer="layout" svg:x1="17.4cm" svg:y1="17.2cm" svg:x2="20.9cm" svg:y2="17.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10-21T11:45:49.813207766</meta:creation-date>
    <dc:date>2020-10-12T15:10:11.567186304</dc:date>
    <meta:editing-duration>PT57M25S</meta:editing-duration>
    <meta:editing-cycles>18</meta:editing-cycles>
    <meta:generator>LibreOffice/7.0.2.2$Linux_X86_64 LibreOffice_project/00$Build-2</meta:generator>
    <meta:document-statistic meta:object-count="113"/>
  </office:meta>
</office:document-meta>
</file>